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6654in"/>
    </style:style>
    <style:style style:name="co6" style:family="table-column">
      <style:table-column-properties fo:break-before="auto" style:column-width="5.2571in"/>
    </style:style>
    <style:style style:name="co7" style:family="table-column">
      <style:table-column-properties fo:break-before="auto" style:column-width="1.8827in"/>
    </style:style>
    <style:style style:name="co8" style:family="table-column">
      <style:table-column-properties fo:break-before="auto" style:column-width="1.1882in"/>
    </style:style>
    <style:style style:name="co9" style:family="table-column">
      <style:table-column-properties fo:break-before="auto" style:column-width="1.3839in"/>
    </style:style>
    <style:style style:name="co10" style:family="table-column">
      <style:table-column-properties fo:break-before="auto" style:column-width="1.1228in"/>
    </style:style>
    <style:style style:name="co11" style:family="table-column">
      <style:table-column-properties fo:break-before="auto" style:column-width="7.1508in"/>
    </style:style>
    <style:style style:name="co12" style:family="table-column">
      <style:table-column-properties fo:break-before="auto" style:column-width="7.0638in"/>
    </style:style>
    <style:style style:name="co13" style:family="table-column">
      <style:table-column-properties fo:break-before="auto" style:column-width="8.4134in"/>
    </style:style>
    <style:style style:name="co14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8701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7043in" fo:break-before="auto" style:use-optimal-row-height="true"/>
    </style:style>
    <style:style style:name="ta2" style:family="table" style:master-page-name="PageStyle_5f_SurfaceTypes">
      <style:table-properties table:display="true" style:writing-mode="lr-tb"/>
    </style:style>
    <style:style style:name="ta3" style:family="table" style:master-page-name="PageStyle_5f_Clothe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Options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Options" table:style-name="ta5">
        <office:forms form:automatic-focus="false" form:apply-design-mode="false"/>
        <table:table-column table:style-name="co1" table:default-cell-style-name="ce3"/>
        <table:table-column table:style-name="co14" table:default-cell-style-name="ce3"/>
        <table:table-column table:style-name="co1" table:number-columns-repeated="255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2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obal_field_width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_field_height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cal_field_width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al_field_height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l_size</text:p>
          </table:table-cell>
          <table:table-cell office:value-type="float" office:value="6250" calcext:value-type="float">
            <text:p>6250</text:p>
          </table:table-cell>
          <table:table-cell table:number-columns-repeated="254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urfaceTypes" table:style-name="ta2"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ove Penalty</text:p>
          </table:table-cell>
          <table:table-cell office:value-type="string" calcext:value-type="string">
            <text:p>Solid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:/grass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:/water.png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:/sand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:/dirt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:/forest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cks</text:p>
          </table:table-cell>
          <table:table-cell office:value-type="string" calcext:value-type="string">
            <text:p>:/rocks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 table:number-rows-repeated="1048568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lothes" table:style-name="ta3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8" table:default-cell-style-name="ce1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ind_protection</text:p>
          </table:table-cell>
          <table:table-cell office:value-type="string" calcext:value-type="string">
            <text:p>water_resistance</text:p>
          </table:table-cell>
          <table:table-cell office:value-type="string" calcext:value-type="string">
            <text:p>radiation_resistance</text:p>
          </table:table-cell>
          <table:table-cell office:value-type="string" calcext:value-type="string">
            <text:p>heat_absorption</text:p>
          </table:table-cell>
          <table:table-cell office:value-type="string" calcext:value-type="string">
            <text:p>target</text:p>
          </table:table-cell>
          <table:table-cell table:number-columns-repeated="24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imple left boot</text:p>
          </table:table-cell>
          <table:table-cell table:style-name="ce2" office:value-type="string" calcext:value-type="string">
            <text:p>Simple boot that can be used in any season on the left leg</text:p>
          </table:table-cell>
          <table:table-cell table:style-name="ce2" office:value-type="string" calcext:value-type="string">
            <text:p>:/clothes/simple_boots.p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eftFoot</text:p>
          </table:table-cell>
          <table:table-cell table:number-columns-repeated="24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imple right boot</text:p>
          </table:table-cell>
          <table:table-cell table:style-name="ce2" office:value-type="string" calcext:value-type="string">
            <text:p>Simple boot that can be used in any season on the right leg.</text:p>
          </table:table-cell>
          <table:table-cell table:style-name="ce2" office:value-type="string" calcext:value-type="string">
            <text:p>:/clothes/simple_boots.p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ightFoot</text:p>
          </table:table-cell>
          <table:table-cell table:number-columns-repeated="24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imple helmet</text:p>
          </table:table-cell>
          <table:table-cell table:style-name="ce2" office:value-type="string" calcext:value-type="string">
            <text:p>Simple helmet that can stop a bullet from an old musket. Nothing more.</text:p>
          </table:table-cell>
          <table:table-cell table:style-name="ce2" office:value-type="string" calcext:value-type="string">
            <text:p>:/clothes/simple_helmet.p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d</text:p>
          </table:table-cell>
          <table:table-cell table:number-columns-repeated="24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imple left glove</text:p>
          </table:table-cell>
          <table:table-cell table:style-name="ce2" office:value-type="string" calcext:value-type="string">
            <text:p>Simple glove that can protect you from cold on the left arm.</text:p>
          </table:table-cell>
          <table:table-cell table:style-name="ce2" office:value-type="string" calcext:value-type="string">
            <text:p>:/clothes/simple_gloves.png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eftPalm</text:p>
          </table:table-cell>
          <table:table-cell table:number-columns-repeated="24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imple left glove</text:p>
          </table:table-cell>
          <table:table-cell table:style-name="ce2" office:value-type="string" calcext:value-type="string">
            <text:p>Simple glove that can protect you from cold on the right arm.</text:p>
          </table:table-cell>
          <table:table-cell table:style-name="ce2" office:value-type="string" calcext:value-type="string">
            <text:p>:/clothes/simple_gloves.png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RightPalm</text:p>
          </table:table-cell>
          <table:table-cell table:number-columns-repeated="24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imple jacket</text:p>
          </table:table-cell>
          <table:table-cell table:style-name="ce2" office:value-type="string" calcext:value-type="string">
            <text:p>This jacket will be able to save your life in winter.</text:p>
          </table:table-cell>
          <table:table-cell table:style-name="ce2" office:value-type="string" calcext:value-type="string">
            <text:p>:/clothes/simple_jacket.png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hest</text:p>
          </table:table-cell>
          <table:table-cell table:number-columns-repeated="24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imple pants</text:p>
          </table:table-cell>
          <table:table-cell table:style-name="ce2" office:value-type="string" calcext:value-type="string">
            <text:p>Nice pants. Better than nothing.</text:p>
          </table:table-cell>
          <table:table-cell table:style-name="ce2" office:value-type="string" calcext:value-type="string">
            <text:p>:/clothes/simple_pants.png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elvis</text:p>
          </table:table-cell>
          <table:table-cell table:number-columns-repeated="247"/>
        </table:table-row>
        <table:table-row table:style-name="ro2" table:number-rows-repeated="1048567">
          <table:table-cell table:number-columns-repeated="258"/>
        </table:table-row>
        <table:table-row table:style-name="ro2">
          <table:table-cell table:number-columns-repeated="258"/>
        </table:table-row>
      </table:table>
      <table:table table:name="Ammo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energy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HP+P</text:p>
          </table:table-cell>
          <table:table-cell table:style-name="ce2" office:value-type="string" calcext:value-type="string">
            <text:p>CORBON's Traditional Jacketed Hollow Point ammunition made its reputation with "high velocity" loads. This high velocity, combined with our exclusively designed, jacketed hollow point bullets, makes for a very effective self-defensive load. Penetration and expansion in our test medium of 10% ballistic gelatin are excellent; expansion is consistently 2 times the original diameter of the bullet. Depending on caliber and bullet weight, penetration is between 9 and 14 inches.</text:p>
          </table:table-cell>
          <table:table-cell table:style-name="ce2" office:value-type="string" calcext:value-type="string">
            <text:p>:/ammo/9×19mm_Parabellum_Cor-Bon_JHP+P.png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string" calcext:value-type="string">
            <text:p>9×19mm Parabellu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-Bon</text:p>
          </table:table-cell>
          <table:table-cell office:value-type="float" office:value="419" calcext:value-type="float">
            <text:p>419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table:number-columns-repeated="10"/>
        </table:table-row>
      </table:table>
      <table:table table:name="Weapon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arrel_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ound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ctor SP1</text:p>
          </table:table-cell>
          <table:table-cell table:style-name="ce2" office:value-type="string" calcext:value-type="string">
            <text:p>The Vektor SP1 is an improved 9mm version of the Z-88 pistol (which is a locally produced copy of Beretta 92F), produced since 1992 by Denel Land Systems (DLS), formerly Lyttleton Engineering Works (LIW).</text:p>
          </table:table-cell>
          <table:table-cell table:style-name="ce2" office:value-type="string" calcext:value-type="string">
            <text:p>:/weapons/vektor_sp1.png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45" calcext:value-type="float">
            <text:p>0.0145</text:p>
          </table:table-cell>
          <table:table-cell table:style-name="ce2" office:value-type="string" calcext:value-type="string">
            <text:p>9×19mm Parabellum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Bag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rget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ondor Compact Assault Pack</text:p>
          </table:table-cell>
          <table:table-cell table:style-name="ce2" office:value-type="string" calcext:value-type="string">
            <text:p>Condor Outdoor Products, Inc specialize in tactical vest, plate carrier, modular pouches, packs...etc. With over 20 years of experience in the tactical/outdoor gear industry, Condor offers all the essential gear for any mission while saving you money.</text:p>
          </table:table-cell>
          <table:table-cell table:style-name="ce2" office:value-type="string" calcext:value-type="string">
            <text:p>:/bags/Condor_Compact _Assault_Pack.png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style-name="ce2" office:value-type="string" calcext:value-type="string">
            <text:p>LeftCollar, RightCollar, Ba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аро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13:28:43.164000000">00:00:00</text:time></text:p>
        </style:region-right>
      </style:header>
      <style:header-left style:display="false"/>
      <style:footer>
        <text:p>Старонка <text:page-number>1</text:page-number> / <text:page-count>99</text:page-count></text:p>
      </style:footer>
      <style:footer-left style:display="false"/>
    </style:master-page>
    <style:master-page style:name="PageStyle_5f_Options" style:display-name="PageStyle_Op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  <style:master-page style:name="PageStyle_5f_SurfaceTypes" style:display-name="PageStyle_SurfaceTyp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  <style:master-page style:name="PageStyle_5f_Clothes" style:display-name="PageStyle_Cloth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1:45:53.318000000</meta:creation-date>
    <dc:date>2014-11-30T13:49:58.904000000</dc:date>
    <meta:editing-cycles>10</meta:editing-cycles>
    <meta:editing-duration>PT10M29S</meta:editing-duration>
    <meta:generator>LibreOffice/4.2.6.3$Windows_x86 LibreOffice_project/3fd416d4c6db7d3204c17ce57a1d70f6e531ee21</meta:generator>
    <meta:document-statistic meta:table-count="6" meta:cell-count="201" meta:object-count="0"/>
    <meta:user-defined meta:name="qrichtext">1</meta:user-defined>
  </office:meta>
</office:document-meta>
</file>